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A260000065A276F104A6FD53BF5.jpg" manifest:media-type="image/jpeg"/>
  <manifest:file-entry manifest:full-path="Pictures/10000001000004F20000014D283D1302450DACAC.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face style:name="Carlito1" svg:font-family="Carlito" style:font-family-generic="swiss" style:font-pitch="variable"/>
    <style:font-face style:name="Carlito2" svg:font-family="Carlito" style:font-adornments="Normal" style:font-family-generic="swiss"/>
    <style:font-face style:name="Clarendon LT Std" svg:font-family="'Clarendon LT Std'" style:font-adornments="Bold" style:font-pitch="variable"/>
    <style:font-face style:name="Courier New" svg:font-family="'Courier New'" style:font-adornments="Normal" style:font-family-generic="modern" style:font-pitch="fixed"/>
    <style:font-face style:name="Droid Sans" svg:font-family="'Droid Sans'" style:font-family-generic="system" style:font-pitch="variable"/>
    <style:font-face style:name="Helvetica" svg:font-family="Helvetica" style:font-adornments="Negrita" style:font-family-generic="swiss" style:font-pitch="variable"/>
    <style:font-face style:name="Helvetica-Black" svg:font-family="Helvetica-Black" style:font-adornments="Negra cursiva" style:font-pitch="variable"/>
    <style:font-face style:name="Helvetica-Compressed" svg:font-family="Helvetica-Compressed" style:font-adornments="Roman" style:font-pitch="variable"/>
    <style:font-face style:name="Helvetica-CondensedBlack" svg:font-family="Helvetica-CondensedBlack" style:font-adornments="Negra" style:font-pitch="variable"/>
    <style:font-face style:name="Helvetica-CondensedBlack1" svg:font-family="Helvetica-CondensedBlack" style:font-adornments="Negra cursiva" style:font-pitch="variable"/>
    <style:font-face style:name="Helvetica1" svg:font-family="Helvetica"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automatic-styles>
    <style:style style:name="Tabla1" style:family="table">
      <style:table-properties style:width="16.995cm" fo:break-before="auto" fo:break-after="auto" table:align="left" fo:keep-with-next="auto" style:may-break-between-rows="true" table:border-model="collapsing"/>
    </style:style>
    <style:style style:name="Tabla1.A" style:family="table-column">
      <style:table-column-properties style:column-width="1.893cm"/>
    </style:style>
    <style:style style:name="Tabla1.B" style:family="table-column">
      <style:table-column-properties style:column-width="15.102cm"/>
    </style:style>
    <style:style style:name="Tabla1.1" style:family="table-row">
      <style:table-row-properties fo:keep-together="auto"/>
    </style:style>
    <style:style style:name="Tabla1.A1" style:family="table-cell">
      <style:table-cell-properties fo:background-color="#dddddd" fo:padding="0.097cm" fo:border="0.05pt solid #000000" style:writing-mode="page">
        <style:background-image/>
      </style:table-cell-properties>
    </style:style>
    <style:style style:name="Tabla1.3" style:family="table-row">
      <style:table-row-properties style:min-row-height="0.527cm" fo:keep-together="auto"/>
    </style:style>
    <style:style style:name="P1" style:family="paragraph" style:parent-style-name="Header">
      <style:text-properties style:font-name="Clarendon LT Std"/>
    </style:style>
    <style:style style:name="P2" style:family="paragraph" style:parent-style-name="Standard">
      <style:text-properties fo:font-weight="bold" style:font-weight-asian="bold" style:font-weight-complex="bold"/>
    </style:style>
    <style:style style:name="P3" style:family="paragraph" style:parent-style-name="Tabla_20_-_20_encabezado">
      <style:paragraph-properties fo:text-align="start" style:justify-single-word="false"/>
      <style:text-properties style:use-window-font-color="true" loext:opacity="0%" style:text-outline="false" style:text-line-through-style="none" style:text-line-through-type="none" style:font-name="Helvetica1"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Helvetica1" fo:font-size="12pt" fo:font-style="normal" fo:text-shadow="none" style:text-underline-style="none" fo:font-weight="normal" officeooo:rsid="00498c37" officeooo:paragraph-rsid="00498c3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 fo:font-size="12pt" fo:font-style="normal" fo:text-shadow="none" style:text-underline-style="none" fo:font-weight="normal" officeooo:rsid="00498c37" officeooo:paragraph-rsid="00498c37"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text-properties officeooo:rsid="004b15eb" officeooo:paragraph-rsid="004b15eb"/>
    </style:style>
    <style:style style:name="P7" style:family="paragraph" style:parent-style-name="Text_20_body">
      <style:text-properties style:font-name="Carlito" officeooo:rsid="004cf184" officeooo:paragraph-rsid="004cf184"/>
    </style:style>
    <style:style style:name="P8" style:family="paragraph" style:parent-style-name="Text_20_body">
      <style:text-properties style:text-underline-style="none"/>
    </style:style>
    <style:style style:name="P9" style:family="paragraph" style:parent-style-name="Text_20_body">
      <style:text-properties officeooo:rsid="0066eb65" officeooo:paragraph-rsid="0066eb65"/>
    </style:style>
    <style:style style:name="P10" style:family="paragraph" style:parent-style-name="Heading_20_1">
      <style:text-properties style:font-name="Helvetica-CondensedBlack" fo:font-size="18.8999996185303pt" fo:font-weight="900" officeooo:rsid="004cf184" officeooo:paragraph-rsid="004cf184" style:font-name-asian="WenQuanYi Micro Hei" style:font-size-asian="18.2000007629395pt" style:font-weight-asian="bold" style:font-name-complex="Lohit Devanagari" style:font-size-complex="18.2000007629395pt" style:font-weight-complex="bold"/>
    </style:style>
    <style:style style:name="P11" style:family="paragraph" style:parent-style-name="Heading_20_1">
      <style:text-properties officeooo:rsid="003dcbec" officeooo:paragraph-rsid="004cf184"/>
    </style:style>
    <style:style style:name="P12" style:family="paragraph" style:parent-style-name="Heading_20_1" style:list-style-name="">
      <style:paragraph-properties fo:line-height="150%" fo:text-align="center" style:justify-single-word="false"/>
      <style:text-properties style:font-name="Carlito1" fo:font-size="18.8999996185303pt" fo:font-weight="900" officeooo:rsid="00486779" officeooo:paragraph-rsid="00486779" style:font-name-asian="WenQuanYi Micro Hei" style:font-size-asian="18.2000007629395pt" style:font-weight-asian="bold" style:font-name-complex="Lohit Devanagari" style:font-size-complex="18.2000007629395pt" style:font-weight-complex="bold"/>
    </style:style>
    <style:style style:name="P13" style:family="paragraph" style:parent-style-name="Heading_20_1">
      <style:paragraph-properties fo:break-before="page"/>
      <style:text-properties officeooo:paragraph-rsid="00486779"/>
    </style:style>
    <style:style style:name="P14" style:family="paragraph" style:parent-style-name="Heading_20_3">
      <style:text-properties style:font-name="Helvetica-Black" fo:font-size="14.6999998092651pt" fo:font-style="italic" fo:font-weight="900" officeooo:rsid="00477490" officeooo:paragraph-rsid="00477490" style:font-name-asian="WenQuanYi Micro Hei" style:font-size-asian="14.1000003814697pt" style:font-weight-asian="bold" style:font-name-complex="Lohit Devanagari" style:font-size-complex="14.1000003814697pt" style:font-weight-complex="bold"/>
    </style:style>
    <style:style style:name="P15" style:family="paragraph" style:parent-style-name="Table_20_Contents" style:list-style-name="L1">
      <style:paragraph-properties fo:text-align="start" style:justify-single-word="false"/>
      <style:text-properties style:use-window-font-color="true" loext:opacity="0%" style:text-outline="false" style:text-line-through-style="none" style:text-line-through-type="none" style:font-name="Helvetica1" fo:font-size="12pt" fo:font-style="normal" fo:text-shadow="none" style:text-underline-style="none" fo:font-weight="normal" officeooo:rsid="004b15eb" officeooo:paragraph-rsid="004b15eb"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list-style-name="L2">
      <style:text-properties officeooo:rsid="004b15eb" officeooo:paragraph-rsid="004b15eb"/>
    </style:style>
    <style:style style:name="P17" style:family="paragraph" style:parent-style-name="Text_20_body" style:list-style-name="L3">
      <loext:graphic-properties draw:fill="solid" draw:fill-color="#ffcc00"/>
      <style:paragraph-properties fo:background-color="#ffcc00" fo:padding="0.049cm" fo:border="0.06pt solid #000000"/>
      <style:text-properties officeooo:rsid="0066eb65" officeooo:paragraph-rsid="0066eb65"/>
    </style:style>
    <style:style style:name="P18" style:family="paragraph" style:parent-style-name="Text_20_body" style:list-style-name="L4">
      <style:text-properties officeooo:paragraph-rsid="0066eb65"/>
    </style:style>
    <style:style style:name="P19" style:family="paragraph" style:parent-style-name="Text_20_body" style:list-style-name="L4">
      <style:text-properties style:font-name="Carlito" officeooo:paragraph-rsid="0050d41e"/>
    </style:style>
    <style:style style:name="P20" style:family="paragraph" style:parent-style-name="Text_20_body" style:list-style-name="L4">
      <style:text-properties style:font-name="Carlito" officeooo:paragraph-rsid="004cf184"/>
    </style:style>
    <style:style style:name="P21" style:family="paragraph" style:parent-style-name="Text_20_body" style:list-style-name="L4">
      <style:text-properties style:font-name="Carlito" fo:font-size="11pt" officeooo:rsid="004cf184" officeooo:paragraph-rsid="004cf184" style:font-size-asian="10.5pt"/>
    </style:style>
    <style:style style:name="P22" style:family="paragraph" style:parent-style-name="Text_20_body" style:list-style-name="L4">
      <style:text-properties style:font-name="Carlito" fo:font-size="11pt" officeooo:rsid="004df587" officeooo:paragraph-rsid="004df587" style:font-size-asian="10.5pt"/>
    </style:style>
    <style:style style:name="P23" style:family="paragraph" style:parent-style-name="Text_20_body" style:list-style-name="L4" style:master-page-name="">
      <loext:graphic-properties draw:fill-gradient-name="gradient" draw:fill-hatch-name="hatch"/>
      <style:paragraph-properties fo:orphans="2" fo:widows="2" style:page-number="auto"/>
      <style:text-properties style:font-name="Carlito" officeooo:paragraph-rsid="004df587"/>
    </style:style>
    <style:style style:name="P24" style:family="paragraph" style:parent-style-name="Text_20_body" style:list-style-name="L4">
      <style:text-properties style:font-name="Carlito" officeooo:rsid="00685dde" officeooo:paragraph-rsid="00685dde"/>
    </style:style>
    <style:style style:name="P25" style:family="paragraph" style:parent-style-name="Text_20_body" style:list-style-name="L4">
      <style:text-properties style:font-name="Carlito1" officeooo:paragraph-rsid="0061950f"/>
    </style:style>
    <style:style style:name="P26" style:family="paragraph" style:parent-style-name="Text_20_body" style:list-style-name="L4">
      <style:text-properties style:font-name="Carlito1" officeooo:paragraph-rsid="0053bf00"/>
    </style:style>
    <style:style style:name="P27" style:family="paragraph" style:parent-style-name="Text_20_body" style:list-style-name="L4">
      <style:text-properties style:font-name="Carlito1"/>
    </style:style>
    <style:style style:name="P28" style:family="paragraph" style:parent-style-name="Text_20_body" style:list-style-name="L4">
      <style:text-properties style:font-name="Carlito1" fo:font-size="11pt" fo:font-style="normal" officeooo:rsid="0061950f" officeooo:paragraph-rsid="0061950f" style:font-size-asian="10.5pt" style:font-style-asian="normal" style:font-style-complex="normal"/>
    </style:style>
    <style:style style:name="P29" style:family="paragraph" style:parent-style-name="Text_20_body" style:list-style-name="L5">
      <style:text-properties style:font-name="Carlito1" fo:font-size="11pt" officeooo:rsid="00590769" officeooo:paragraph-rsid="00590769" style:font-size-asian="10.5pt"/>
    </style:style>
    <style:style style:name="P30" style:family="paragraph" style:parent-style-name="Text_20_body" style:list-style-name="L6">
      <style:text-properties style:font-name="Carlito1" fo:font-size="11pt" officeooo:rsid="00590769" officeooo:paragraph-rsid="00590769" style:font-size-asian="10.5pt"/>
    </style:style>
    <style:style style:name="P31" style:family="paragraph" style:parent-style-name="Text_20_body" style:list-style-name="L4">
      <style:paragraph-properties fo:line-height="100%"/>
      <style:text-properties style:font-name="Carlito1" officeooo:paragraph-rsid="00571ff7"/>
    </style:style>
    <style:style style:name="P32" style:family="paragraph" style:parent-style-name="Text_20_body" style:list-style-name="L4">
      <style:paragraph-properties fo:line-height="100%"/>
      <style:text-properties style:font-name="Carlito1" officeooo:paragraph-rsid="0057a456"/>
    </style:style>
    <style:style style:name="T1" style:family="text">
      <style:text-properties fo:font-style="italic" style:font-style-asian="italic" style:font-style-complex="italic"/>
    </style:style>
    <style:style style:name="T2" style:family="text">
      <style:text-properties fo:font-style="italic" fo:font-weight="normal" officeooo:rsid="003812c6"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style:font-name="Helvetica-CondensedBlack1" fo:font-size="12pt" fo:font-style="italic" fo:font-weight="normal" officeooo:rsid="00477490" style:font-name-asian="WenQuanYi Micro Hei" style:font-size-asian="12pt" style:font-style-asian="italic" style:font-weight-asian="normal" style:font-name-complex="Lohit Devanagari" style:font-size-complex="28pt" style:font-style-complex="italic" style:font-weight-complex="normal"/>
    </style:style>
    <style:style style:name="T5" style:family="text">
      <style:text-properties style:font-name="Helvetica-CondensedBlack1" fo:font-size="16.1000003814697pt" fo:font-style="italic" fo:font-weight="900" officeooo:rsid="00477490" style:font-name-asian="WenQuanYi Micro Hei" style:font-size-asian="16.1000003814697pt" style:font-weight-asian="bold" style:font-name-complex="Lohit Devanagari" style:font-size-complex="16.1000003814697pt" style:font-weight-complex="bold"/>
    </style:style>
    <style:style style:name="T6" style:family="text">
      <style:text-properties style:font-name="Liberation Sans1" fo:font-size="11pt" fo:font-weight="bold" fo:background-color="transparent" loext:char-shading-value="0" style:font-size-asian="10.5pt" style:font-weight-asian="bold" style:font-weight-complex="bold"/>
    </style:style>
    <style:style style:name="T7" style:family="text">
      <style:text-properties style:font-name="Liberation Sans1" fo:font-size="11pt" fo:font-weight="bold" officeooo:rsid="0050d41e" fo:background-color="transparent" loext:char-shading-value="0" style:font-size-asian="10.5pt" style:font-weight-asian="bold" style:font-weight-complex="bold"/>
    </style:style>
    <style:style style:name="T8" style:family="text">
      <style:text-properties style:font-name="Liberation Sans1" fo:font-size="11pt" officeooo:rsid="0050d41e" fo:background-color="transparent" loext:char-shading-value="0" style:font-size-asian="10.5pt"/>
    </style:style>
    <style:style style:name="T9" style:family="text">
      <style:text-properties fo:color="#66ff00" loext:opacity="100%" fo:font-size="10pt" officeooo:rsid="0053bf00" fo:background-color="#333333" loext:char-shading-value="0" style:font-size-asian="10pt" style:font-size-complex="10pt"/>
    </style:style>
    <style:style style:name="T10" style:family="text">
      <style:text-properties fo:color="#66ff00" loext:opacity="100%" style:font-name="Liberation Mono" fo:font-size="10pt" fo:background-color="#333333" loext:char-shading-value="0" style:font-size-asian="10pt" style:font-size-complex="10pt"/>
    </style:style>
    <style:style style:name="T11" style:family="text">
      <style:text-properties fo:color="#66ff00" loext:opacity="100%" style:font-name="Liberation Mono" fo:font-size="10pt" officeooo:rsid="004df587" fo:background-color="#333333" loext:char-shading-value="0" style:font-size-asian="10pt" style:font-size-complex="10pt"/>
    </style:style>
    <style:style style:name="T12" style:family="text">
      <style:text-properties fo:color="#66ff00" loext:opacity="100%" style:font-name="Liberation Mono" fo:font-size="10pt" officeooo:rsid="0053bf00" fo:background-color="#333333" loext:char-shading-value="0" style:font-size-asian="10pt" style:font-size-complex="10pt"/>
    </style:style>
    <style:style style:name="T13" style:family="text">
      <style:text-properties fo:color="#66ff00" loext:opacity="100%" style:font-name="Liberation Mono" fo:font-size="10pt" fo:font-style="normal" fo:background-color="#333333" loext:char-shading-value="0" style:font-size-asian="10pt" style:font-style-asian="normal" style:font-size-complex="10pt" style:font-style-complex="normal"/>
    </style:style>
    <style:style style:name="T14" style:family="text">
      <style:text-properties fo:color="#66ff00" loext:opacity="100%" style:font-name="Liberation Mono" fo:font-size="10pt" fo:font-style="normal" officeooo:rsid="004e4fc1" fo:background-color="#333333" loext:char-shading-value="0" style:font-size-asian="10pt" style:font-style-asian="normal" style:font-size-complex="10pt" style:font-style-complex="normal"/>
    </style:style>
    <style:style style:name="T15" style:family="text">
      <style:text-properties fo:color="#66ff00" loext:opacity="100%" style:font-name="Liberation Mono" fo:font-size="10pt" fo:font-style="normal" officeooo:rsid="005342a2" fo:background-color="#333333" loext:char-shading-value="0" style:font-size-asian="10pt" style:font-style-asian="normal" style:font-size-complex="10pt" style:font-style-complex="normal"/>
    </style:style>
    <style:style style:name="T16" style:family="text">
      <style:text-properties fo:color="#66ff00" loext:opacity="100%" style:font-name="Liberation Mono" fo:font-size="10pt" fo:font-style="normal" officeooo:rsid="005fd405" fo:background-color="#333333" loext:char-shading-value="0" style:font-size-asian="10pt" style:font-style-asian="normal" style:font-size-complex="10pt" style:font-style-complex="normal" style:text-scale="90%"/>
    </style:style>
    <style:style style:name="T17" style:family="text">
      <style:text-properties fo:color="#66ff00" loext:opacity="100%" style:font-name="Liberation Mono" fo:font-size="10pt" fo:font-style="normal" officeooo:rsid="0061950f" fo:background-color="#333333" loext:char-shading-value="0" style:font-size-asian="10pt" style:font-style-asian="normal" style:font-size-complex="10pt" style:font-style-complex="normal"/>
    </style:style>
    <style:style style:name="T18" style:family="text">
      <style:text-properties fo:color="#66ff00" loext:opacity="100%" style:font-name="Liberation Mono" fo:font-size="10pt" fo:font-style="normal" officeooo:rsid="005fd405" fo:background-color="#333333" loext:char-shading-value="0" style:font-size-asian="10pt" style:font-style-asian="normal" style:font-size-complex="10pt" style:font-style-complex="normal" style:text-scale="100%"/>
    </style:style>
    <style:style style:name="T19" style:family="text">
      <style:text-properties fo:color="#66ff00" loext:opacity="100%" style:font-name="Liberation Mono" fo:font-size="10pt" fo:font-style="normal" officeooo:rsid="004df587" fo:background-color="#333333" loext:char-shading-value="0" style:font-size-asian="10pt" style:font-style-asian="normal" style:font-size-complex="10pt" style:font-style-complex="normal"/>
    </style:style>
    <style:style style:name="T20" style:family="text">
      <style:text-properties officeooo:rsid="0050d41e"/>
    </style:style>
    <style:style style:name="T21" style:family="text">
      <style:text-properties officeooo:rsid="0053bf00"/>
    </style:style>
    <style:style style:name="T22" style:family="text">
      <style:text-properties style:font-name="Helvetica-CondensedBlack" fo:font-size="18.8999996185303pt" fo:font-weight="900" officeooo:rsid="00486779" style:font-name-asian="WenQuanYi Micro Hei" style:font-size-asian="18.2000007629395pt" style:font-weight-asian="bold" style:font-name-complex="Lohit Devanagari" style:font-size-complex="18.2000007629395pt" style:font-weight-complex="bold"/>
    </style:style>
    <style:style style:name="T23" style:family="text">
      <style:text-properties style:font-name="Helvetica-CondensedBlack" fo:font-size="18.8999996185303pt" fo:font-weight="900" officeooo:rsid="00590769" style:font-name-asian="WenQuanYi Micro Hei" style:font-size-asian="18.2000007629395pt" style:font-weight-asian="bold" style:font-name-complex="Lohit Devanagari" style:font-size-complex="18.2000007629395pt" style:font-weight-complex="bold"/>
    </style:style>
    <style:style style:name="T24" style:family="text">
      <style:text-properties fo:font-size="11pt" style:font-size-asian="10.5pt"/>
    </style:style>
    <style:style style:name="T25" style:family="text">
      <style:text-properties fo:font-size="11pt" officeooo:rsid="004cf184" style:font-size-asian="10.5pt"/>
    </style:style>
    <style:style style:name="T26" style:family="text">
      <style:text-properties fo:font-size="11pt" officeooo:rsid="0050d41e" style:font-size-asian="10.5pt"/>
    </style:style>
    <style:style style:name="T27" style:family="text">
      <style:text-properties fo:font-size="11pt" officeooo:rsid="005a0bfe" style:font-size-asian="10.5pt"/>
    </style:style>
    <style:style style:name="T28" style:family="text">
      <style:text-properties fo:font-size="11pt" officeooo:rsid="004df587" style:font-size-asian="10.5pt"/>
    </style:style>
    <style:style style:name="T29" style:family="text">
      <style:text-properties fo:font-size="11pt" officeooo:rsid="0053281c" style:font-size-asian="10.5pt"/>
    </style:style>
    <style:style style:name="T30" style:family="text">
      <style:text-properties fo:font-size="11pt" officeooo:rsid="005342a2" style:font-size-asian="10.5pt"/>
    </style:style>
    <style:style style:name="T31" style:family="text">
      <style:text-properties fo:font-size="11pt" officeooo:rsid="0053bf00" style:font-size-asian="10.5pt"/>
    </style:style>
    <style:style style:name="T32" style:family="text">
      <style:text-properties fo:font-size="11pt" officeooo:rsid="00571ff7" style:font-size-asian="10.5pt"/>
    </style:style>
    <style:style style:name="T33" style:family="text">
      <style:text-properties fo:font-size="11pt" officeooo:rsid="0054cd6c" style:font-size-asian="10.5pt"/>
    </style:style>
    <style:style style:name="T34" style:family="text">
      <style:text-properties fo:font-size="11pt" officeooo:rsid="0057a456" style:font-size-asian="10.5pt"/>
    </style:style>
    <style:style style:name="T35" style:family="text">
      <style:text-properties fo:font-size="11pt" officeooo:rsid="006524b0" style:font-size-asian="10.5pt"/>
    </style:style>
    <style:style style:name="T36" style:family="text">
      <style:text-properties fo:font-size="11pt" officeooo:rsid="00685dde" style:font-size-asian="10.5pt"/>
    </style:style>
    <style:style style:name="T37" style:family="text">
      <style:text-properties fo:font-size="11pt" officeooo:rsid="00699a53" style:font-size-asian="10.5pt"/>
    </style:style>
    <style:style style:name="T38" style:family="text">
      <style:text-properties fo:font-size="11pt" fo:font-style="italic" officeooo:rsid="004df587" style:font-size-asian="10.5pt" style:font-style-asian="italic" style:font-style-complex="italic"/>
    </style:style>
    <style:style style:name="T39" style:family="text">
      <style:text-properties fo:font-size="11pt" fo:font-style="italic" officeooo:rsid="0054cd6c" style:font-size-asian="10.5pt" style:font-style-asian="italic" style:font-style-complex="italic"/>
    </style:style>
    <style:style style:name="T40" style:family="text">
      <style:text-properties fo:font-size="11pt" fo:font-style="italic" officeooo:rsid="00571ff7" style:font-size-asian="10.5pt" style:font-style-asian="italic" style:font-style-complex="italic"/>
    </style:style>
    <style:style style:name="T41" style:family="text">
      <style:text-properties fo:font-size="11pt" fo:font-style="italic" officeooo:rsid="0057a456" style:font-size-asian="10.5pt" style:font-style-asian="italic" style:font-style-complex="italic"/>
    </style:style>
    <style:style style:name="T42" style:family="text">
      <style:text-properties fo:font-size="11pt" fo:font-style="italic" officeooo:rsid="006524b0" style:font-size-asian="10.5pt" style:font-style-asian="italic" style:font-style-complex="italic"/>
    </style:style>
    <style:style style:name="T43" style:family="text">
      <style:text-properties fo:font-size="11pt" fo:font-style="italic" fo:font-weight="bold" officeooo:rsid="004df587" style:font-size-asian="10.5pt" style:font-style-asian="italic" style:font-weight-asian="bold" style:font-style-complex="italic" style:font-weight-complex="bold"/>
    </style:style>
    <style:style style:name="T44" style:family="text">
      <style:text-properties fo:font-size="11pt" fo:font-style="italic" fo:font-weight="bold" officeooo:rsid="006524b0" style:font-size-asian="10.5pt" style:font-style-asian="italic" style:font-weight-asian="bold" style:font-style-complex="italic" style:font-weight-complex="bold"/>
    </style:style>
    <style:style style:name="T45" style:family="text">
      <style:text-properties fo:font-size="11pt" fo:font-style="italic" fo:font-weight="bold" officeooo:rsid="00699a53" style:font-size-asian="10.5pt" style:font-style-asian="italic" style:font-weight-asian="bold" style:font-style-complex="italic" style:font-weight-complex="bold"/>
    </style:style>
    <style:style style:name="T46" style:family="text">
      <style:text-properties fo:font-size="11pt" fo:font-style="italic" fo:font-weight="normal" officeooo:rsid="004df587" style:font-size-asian="10.5pt" style:font-style-asian="italic" style:font-weight-asian="normal" style:font-style-complex="italic" style:font-weight-complex="normal"/>
    </style:style>
    <style:style style:name="T47" style:family="text">
      <style:text-properties fo:font-size="11pt" fo:font-style="normal" officeooo:rsid="004df587" style:font-size-asian="10.5pt" style:font-style-asian="normal" style:font-style-complex="normal"/>
    </style:style>
    <style:style style:name="T48" style:family="text">
      <style:text-properties fo:font-size="11pt" fo:font-style="normal" officeooo:rsid="0053bf00" style:font-size-asian="10.5pt" style:font-style-asian="normal" style:font-style-complex="normal"/>
    </style:style>
    <style:style style:name="T49" style:family="text">
      <style:text-properties fo:font-size="11pt" fo:font-style="normal" officeooo:rsid="004e4fc1" style:font-size-asian="10.5pt" style:font-style-asian="normal" style:font-style-complex="normal"/>
    </style:style>
    <style:style style:name="T50" style:family="text">
      <style:text-properties fo:font-size="11pt" fo:font-style="normal" officeooo:rsid="005342a2" style:font-size-asian="10.5pt" style:font-style-asian="normal" style:font-style-complex="normal"/>
    </style:style>
    <style:style style:name="T51" style:family="text">
      <style:text-properties fo:font-size="11pt" fo:font-style="normal" officeooo:rsid="0061950f" style:font-size-asian="10.5pt" style:font-style-asian="normal" style:font-style-complex="normal"/>
    </style:style>
    <style:style style:name="T52" style:family="text">
      <style:text-properties fo:font-size="11pt" fo:font-weight="bold" officeooo:rsid="006524b0" style:font-size-asian="10.5pt" style:font-weight-asian="bold" style:font-weight-complex="bold"/>
    </style:style>
    <style:style style:name="T53" style:family="text">
      <style:text-properties fo:font-size="11pt" fo:font-weight="bold" officeooo:rsid="004df587" style:font-size-asian="10.5pt" style:font-weight-asian="bold" style:font-weight-complex="bold"/>
    </style:style>
    <style:style style:name="T54" style:family="text">
      <style:text-properties style:font-name="Carlito1" fo:font-size="11pt" fo:font-style="normal" officeooo:rsid="004e4fc1" style:font-size-asian="10.5pt" style:font-style-asian="normal" style:font-style-complex="normal"/>
    </style:style>
    <style:style style:name="T55" style:family="text">
      <style:text-properties style:font-name="Carlito1" fo:font-size="11pt" fo:font-style="normal" officeooo:rsid="005fd405" style:font-size-asian="10.5pt" style:font-style-asian="normal" style:font-style-complex="normal"/>
    </style:style>
    <style:style style:name="T56" style:family="text">
      <style:text-properties style:font-name="Carlito1" fo:font-size="11pt" fo:font-style="normal" officeooo:rsid="004df587" style:font-size-asian="10.5pt" style:font-style-asian="normal" style:font-style-complex="normal"/>
    </style:style>
    <style:style style:name="T57" style:family="text">
      <style:text-properties style:font-name="Carlito1" fo:font-size="11pt" fo:font-style="normal" officeooo:rsid="005a8103" style:font-size-asian="10.5pt" style:font-style-asian="normal" style:font-style-complex="normal"/>
    </style:style>
    <style:style style:name="T58" style:family="text">
      <style:text-properties style:font-name="Carlito1" fo:font-size="11pt" fo:font-style="normal" fo:font-weight="bold" officeooo:rsid="004e4fc1" style:font-size-asian="10.5pt" style:font-style-asian="normal" style:font-weight-asian="bold" style:font-style-complex="normal" style:font-weight-complex="bold"/>
    </style:style>
    <style:style style:name="T59" style:family="text">
      <style:text-properties style:font-name="Carlito1" fo:font-size="11pt" fo:font-style="normal" fo:background-color="transparent" loext:char-shading-value="0" style:font-size-asian="11pt" style:font-style-asian="normal" style:font-size-complex="11pt" style:font-style-complex="normal"/>
    </style:style>
    <style:style style:name="T60" style:family="text">
      <style:text-properties style:font-name="Carlito2" fo:font-size="11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SMR – </text:span><text:span text:style-name="T4">Seguridad Informática</text:span></text:p>
      <text:h text:style-name="Heading_20_2" text:outline-level="2">UT N.º <text:span text:style-name="T5">1</text:span> – <text:span text:style-name="T5">Introducción a la seguridad informática</text:span></text:h>
      <table:table table:name="Tabla1" table:style-name="Tabla1" table:template-name="Tabla - encabezado">
        <table:table-column table:style-name="Tabla1.A"/>
        <table:table-column table:style-name="Tabla1.B"/>
        <table:table-row table:style-name="Tabla1.1">
          <table:table-cell table:style-name="Tabla1.A1" table:number-columns-spanned="2" office:value-type="string">
            <text:p text:style-name="P2">Actividad</text:p>
          </table:table-cell>
          <table:covered-table-cell/>
        </table:table-row>
        <table:table-row table:style-name="Tabla1.1">
          <table:table-cell table:style-name="Tabla1.A1" office:value-type="string">
            <text:p text:style-name="P5">1</text:p>
          </table:table-cell>
          <table:table-cell table:style-name="Tabla1.A1" office:value-type="string">
            <text:p text:style-name="P4">Autentificación en 2 pasos en GNU/Linux, con <text:span text:style-name="T1">token</text:span></text:p>
          </table:table-cell>
        </table:table-row>
        <table:table-row table:style-name="Tabla1.3">
          <table:table-cell table:style-name="Tabla1.A1" table:number-columns-spanned="2" office:value-type="string">
            <text:p text:style-name="P3">Requisitos</text:p>
          </table:table-cell>
          <table:covered-table-cell/>
        </table:table-row>
        <table:table-row table:style-name="Tabla1.1">
          <table:table-cell table:style-name="Tabla1.A1" table:number-columns-spanned="2" office:value-type="string">
            <text:list xml:id="list2399054678" text:style-name="L1">
              <text:list-item>
                <text:p text:style-name="P15">Máquina virtual Debian<text:span text:style-name="T20"> </text:span>sin entorno gráfico</text:p>
              </text:list-item>
              <text:list-item>
                <text:p text:style-name="P15">Un <text:span text:style-name="T1">pendrive,</text:span> para usar como <text:span text:style-name="T1">token</text:span> de acceso</text:p>
              </text:list-item>
            </text:list>
          </table:table-cell>
          <table:covered-table-cell/>
        </table:table-row>
      </table:table>
      <text:h text:style-name="P10" text:outline-level="1">Planteamiento</text:h>
      <text:p text:style-name="P6">Vamos a configurar nuestra máquina virtual para que sólo nos permita entrar en nuestra cuenta si cumplimos estas dos condiciones:</text:p>
      <text:list xml:id="list2499654084" text:style-name="L2">
        <text:list-item>
          <text:p text:style-name="P16">Introducir nuestro usuario y contraseña (como se hace habitualmente)</text:p>
        </text:list-item>
        <text:list-item>
          <text:p text:style-name="P16">Tenemos conectado a la máquina un pendrive dado.</text:p>
        </text:list-item>
      </text:list>
      <text:p text:style-name="P6">Deben cumplirse <text:span text:style-name="T3">ambas</text:span> condiciones: si no está el pendrive conectado, no nos debe dejar acceder a nuestra cuenta. Si no introducimos bien nuestro usuario y contraseña, tampoco.</text:p>
      <text:p text:style-name="P6">De esta manera, combinamos <text:span text:style-name="T1">algo-que-sabes</text:span> con <text:span text:style-name="T1">algo-que-tienes</text:span> para aumentar la seguridad en el acceso a la máquina.</text:p>
      <text:p text:style-name="P9">NOTA: este tutorial est<text:span text:style-name="T60">á desarrollado pensando que ya tienes el pendrive en tu poder. Si no es así, puedes seguir los pasos de instalación del software y, más adelante, usar el comando </text:span><text:span text:style-name="T11"><text:s/>pamusb-conf </text:span><text:span text:style-name="T60"><text:s/>para configurar el pendrive para tu usuario.</text:span></text:p>
      <text:list xml:id="list2997047951" text:style-name="L3">
        <text:list-header>
          <text:p text:style-name="P17"><text:span text:style-name="T6">Nota</text:span><text:span text:style-name="T7">:</text:span><text:span text:style-name="T8"> </text:span><text:span text:style-name="T59">este tutorial está desarrollado pensando que ya tienes el pendrive en tu poder. Si no es así, puedes seguir los pasos de instalación del software y, más adelante, usar el comando<text:line-break/> </text:span><text:span text:style-name="T19"><text:s/></text:span><text:span text:style-name="T13">p</text:span><text:span text:style-name="T19">amusb-conf </text:span><text:span text:style-name="T59"><text:s/>para configurar el pendrive para tu usuario.</text:span></text:p>
        </text:list-header>
      </text:list>
      <text:h text:style-name="P11" text:outline-level="1">Desarrollo</text:h>
      <text:p text:style-name="P7">Sigue los siguientes pasos para desarrollar esta práctica:</text:p>
      <text:list xml:id="list1372700930" text:style-name="L4">
        <text:list-item>
          <text:p text:style-name="P19"><text:span text:style-name="T25">Abre el programa de virtualización (VirtualBox). </text:span><text:span text:style-name="T26">Crea una máquina virtual según el tutorial facilitado por el profesor, usando la distribución </text:span><text:span text:style-name="T27">que te indique el mismo</text:span><text:span text:style-name="T25">.</text:span></text:p>
        </text:list-item>
        <text:list-item>
          <text:p text:style-name="P24"><text:span text:style-name="T25">E</text:span><text:span text:style-name="T24">n la sección USB de VirtualBox</text:span><text:span text:style-name="T25"> correspondiente a tu máquina virtual </text:span><text:span text:style-name="T24">activa el servicio USB 3.0.</text:span></text:p>
        </text:list-item>
        <text:list-item>
          <text:p text:style-name="P21">Inserta en el ordenador el <text:span text:style-name="T1">pendrive</text:span> que vas a usar como <text:span text:style-name="T1">token</text:span> para la autentificación.</text:p>
        </text:list-item>
        <text:list-item>
          <text:p text:style-name="P20"><text:span text:style-name="T25">En la </text:span><text:span text:style-name="T36">misma </text:span><text:span text:style-name="T25">sección de USB de VirtualBox, añade un filtro para que la máquina virtual tenga acceso al pendrive </text:span><text:span text:style-name="T28">(si no puedes añadir el filtro, probablemente tu cuenta en el ordenador necesita ser añadid</text:span><text:span text:style-name="T29">a</text:span><text:span text:style-name="T28"> al grupo especial </text:span><text:span text:style-name="T38">vboxusers</text:span><text:span text:style-name="T28"> con el comando<text:line-break/></text:span><text:soft-page-break/><text:span text:style-name="T11"> sudo usermod -aG vboxusers NOMBRE_USUARIO </text:span><text:span text:style-name="T28">, </text:span><text:span text:style-name="T53">pero tú no podrás hacerlo. Pide al profesor que lo haga por ti</text:span><text:span text:style-name="T28">).</text:span></text:p>
        </text:list-item>
        <text:list-item>
          <text:p text:style-name="P22">Inicia la máquina virtual y entra en tu cuenta con tu nombre de usuario y contraseña.</text:p>
        </text:list-item>
        <text:list-item>
          <text:p text:style-name="P23"><text:span text:style-name="T28">Comprueba que tu máquina virtual tiene acceso al pendrive: ejecuta el comando </text:span><text:span text:style-name="T11"><text:s/>ls /dev </text:span><text:span text:style-name="T28"><text:s/></text:span><text:span text:style-name="T30">p</text:span><text:span text:style-name="T28">ara ver los dispositivos disponibles. Tendrás tu unidad de disco básica, </text:span><text:span text:style-name="T43">sda</text:span><text:span text:style-name="T28">, con sus particiones </text:span><text:span text:style-name="T38">(</text:span><text:span text:style-name="T43">sda1</text:span><text:span text:style-name="T46">,</text:span><text:span text:style-name="T43"> sda2</text:span><text:span text:style-name="T46">,</text:span><text:span text:style-name="T28"> eté</text:span><text:span text:style-name="T37">tera</text:span><text:span text:style-name="T28">).</text:span><text:span text:style-name="T35"> Tu pendrive estará identificado como la última de las unidades sd* (probablemente </text:span><text:span text:style-name="T43">sd</text:span><text:span text:style-name="T45">b</text:span><text:span text:style-name="T42">)</text:span><text:span text:style-name="T28"> </text:span><text:span text:style-name="T35">y seguramente podrás ver también </text:span><text:span text:style-name="T48">las </text:span><text:span text:style-name="T47">particiones </text:span><text:span text:style-name="T48">que contenga</text:span><text:span text:style-name="T47">, como </text:span><text:span text:style-name="T43">sd</text:span><text:span text:style-name="T45">b</text:span><text:span text:style-name="T43">1</text:span><text:span text:style-name="T38">,</text:span><text:span text:style-name="T47"> etc.</text:span></text:p>
        </text:list-item>
        <text:list-item>
          <text:p text:style-name="P18"><text:span text:style-name="T56">Para poder hacer esta práctica, necesitamos instalar en la máquina </text:span><text:span text:style-name="T57">un paquete de software </text:span><text:span text:style-name="T56">especial: </text:span><text:span text:style-name="T58">libpam-usb</text:span><text:span text:style-name="T54">. </text:span><text:span text:style-name="T57">Durante varios años el paquete dejó de ser mantenido por su creador, y acabó desapareciendo de los repositorios estándar de Debian. </text:span><text:span text:style-name="T55">Pero un técnico lo ha retomado para volver a hacerlo activo y, aunque no está aún en los repositorios oficiales de Debian, al menos ya se puede instalar usando su repositorio personal. El primer paso es configurar tu sistema para aceptar la clave de cifrado de su repositorio:<text:line-break/></text:span><text:span text:style-name="T16"> sudo apt-key adv --recv-keys --keyserver keyserver.ubuntu.com 913558C8A5E552A7 </text:span><text:span text:style-name="T55"><text:line-break/></text:span></text:p>
        </text:list-item>
        <text:list-item>
          <text:p text:style-name="P18"><text:span text:style-name="T55">A continuación añadimos su repositorio personal a nuestro archivo </text:span><text:span text:style-name="T16"><text:s/>/etc/apt/sources.list </text:span><text:span text:style-name="T55">. </text:span><text:span text:style-name="T54">E</text:span><text:span text:style-name="T55">dita dicho archivo con el comando </text:span><text:span text:style-name="T16"><text:s/>sudo nano /etc/apt/sources.list </text:span><text:span text:style-name="T55"><text:s/>y añade al final la siguiente línea:<text:line-break/></text:span><text:span text:style-name="T18"> </text:span><text:span text:style-name="Source_20_Text"><text:span text:style-name="T18">deb https://apt.mcdope.org/ ./ </text:span></text:span></text:p>
        </text:list-item>
        <text:list-item>
          <text:p text:style-name="P28">Guarda el archivo y cierra el editor.</text:p>
        </text:list-item>
        <text:list-item>
          <text:p text:style-name="P25"><text:span text:style-name="T51">Ahora puedes actualizar la caché de paquetes e instalar el paquete como lo haríamos normalmente</text:span><text:span text:style-name="T50">:</text:span><text:span text:style-name="T49"><text:line-break/></text:span><text:span text:style-name="T14"> </text:span><text:span text:style-name="T15">sudo apt </text:span><text:span text:style-name="T17">update <text:line-break/> sudo apt </text:span><text:span text:style-name="T15">install libpam-usb </text:span></text:p>
        </text:list-item>
        <text:list-item>
          <text:p text:style-name="P26"><text:span text:style-name="T21">Añade tu pendrive como dispositivo para autentificar:<text:line-break/></text:span><text:span text:style-name="T10"> </text:span><text:span text:style-name="T12">su</text:span><text:span text:style-name="T10">do pamusb-conf --add-device </text:span><text:span text:style-name="T12">llave-de-julio </text:span><text:line-break/><text:line-break/><text:span text:style-name="T21">Si tienes más de un dispositivo disponible, se te mostrarán, para que selecciones el que quieras usar. El último argumento es un nombre que usaremos para referirnos al pendrive. Yo he puesto «llave-de-julio», pero puedes poner lo que quieras.</text:span></text:p>
        </text:list-item>
        <text:list-item>
          <text:p text:style-name="P27"><text:span text:style-name="T21">Añade </text:span><text:span text:style-name="T31">todos los usuarios que requerirán usar un pendrive para entrar al sistema (en este caso, al menos tu propio nombre de usuario):<text:line-break/></text:span><text:span text:style-name="T12"> sudo pamusb-conf --add-user julio </text:span><text:span text:style-name="T9"><text:line-break/></text:span><text:line-break/>El programa te preguntará qué token quieres usar (en esta práctica sólo debería aparecer uno, porque sólo hemos definido uno en el paso 7<text:span text:style-name="T21">)</text:span>.</text:p>
        </text:list-item>
        <text:list-item>
          <text:p text:style-name="P31"><text:span text:style-name="T31">S</text:span><text:span text:style-name="T32">i todo está bien, en este momento el sistema te autentificará con contraseña O con el pendrive. Es decir, si el pendrive está conectado, ni siquiera te pedirá la contraseña. Vamos a cambiarlo para que nos pida AMBAS cosas. Edita el archivo</text:span><text:span text:style-name="T33"> </text:span><text:span text:style-name="T39">/etc/pam.d/common-auth.</text:span><text:span text:style-name="T33"> Este archivo contendrá </text:span><text:span text:style-name="T32">una línea como esta</text:span><text:span text:style-name="T33">: <text:line-break/></text:span><text:span text:style-name="T12"> auth<text:tab/> <text:s/>sufficient<text:tab/>pam_usb.so </text:span><text:span text:style-name="T32"><text:line-break/><text:line-break/></text:span><text:soft-page-break/><text:span text:style-name="T32">Debes cambiarla a:<text:line-break/></text:span><text:span text:style-name="T12"> auth<text:tab/> <text:s/>required<text:tab/><text:tab/>pam_usb.so </text:span><text:span text:style-name="T31"><text:line-break/></text:span></text:p>
        </text:list-item>
        <text:list-item>
          <text:p text:style-name="P32"><text:span text:style-name="T31">A</text:span><text:span text:style-name="T32">hora, tanto para conectarte a tu cuenta como para ejecutar cualquier comando con </text:span><text:span text:style-name="T40">sudo,</text:span><text:span text:style-name="T32"> deberás tener el pendrive conectado e introducir tu contraseña. ¡Compruébalo!<text:line-break/></text:span><text:span text:style-name="T34">Ten en cuenta que si has hecho </text:span><text:span text:style-name="T12"><text:s/>sudo su </text:span><text:span text:style-name="T34"><text:s/>correctamente, puedes sacar el pendrive y volver a hacerlo sin problemas, porque </text:span><text:span text:style-name="T41">sudo</text:span><text:span text:style-name="T34"> recuerda durante un tiempo que te has autentificado correctamente, y no hace ninguna comprobación.</text:span></text:p>
        </text:list-item>
      </text:list>
      <text:h text:style-name="P12" text:outline-level="1"/>
      <text:h text:style-name="P13" text:outline-level="1"><text:span text:style-name="T22">Ampliaci</text:span><text:span text:style-name="T23">ones</text:span><text:span text:style-name="T22"> optativa</text:span><text:span text:style-name="T23">s</text:span></text:h>
      <text:list xml:id="list1691567532" text:style-name="L5">
        <text:list-item>
          <text:p text:style-name="P29">Una vez que has configurado todo correctamente, no podrás conectarte a la máquina por ssh fácilmente, ya que la autentificación remota no funcionará por no disponer del <text:span text:style-name="T1">pendrive.</text:span> Investiga cómo resolver esto.</text:p>
        </text:list-item>
        <text:list-item>
          <text:p text:style-name="P29">Investiga cómo hacer que el sistema realice alguna acción (por ejemplo, cerrar tu sesión) al retirar el pendrive de la máquina.</text:p>
        </text:list-item>
      </text:list>
      <text:h text:style-name="Heading_20_3" text:outline-level="3"/>
      <text:h text:style-name="P14" text:outline-level="3">Preguntas</text:h>
      <text:list xml:id="list3650884019" text:style-name="L6">
        <text:list-item>
          <text:p text:style-name="P30">¿Cómo podrías hacer algo similar para una máquina Windows?</text:p>
        </text:list-item>
        <text:list-item>
          <text:p text:style-name="P30">¿Puedes jugar con el PAM y hacer combinaciones más complejas? ¿Por ejemplo, que pida el <text:span text:style-name="T1">pendrive</text:span> para hacer <text:span text:style-name="T1">sudo </text:span>pero no para hacer <text:span text:style-name="T1">login?</text:span></text:p>
        </text:list-item>
      </text:list>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face style:name="Carlito1" svg:font-family="Carlito" style:font-family-generic="swiss" style:font-pitch="variable"/>
    <style:font-face style:name="Carlito2" svg:font-family="Carlito" style:font-adornments="Normal" style:font-family-generic="swiss"/>
    <style:font-face style:name="Clarendon LT Std" svg:font-family="'Clarendon LT Std'" style:font-adornments="Bold" style:font-pitch="variable"/>
    <style:font-face style:name="Courier New" svg:font-family="'Courier New'" style:font-adornments="Normal" style:font-family-generic="modern" style:font-pitch="fixed"/>
    <style:font-face style:name="Droid Sans" svg:font-family="'Droid Sans'" style:font-family-generic="system" style:font-pitch="variable"/>
    <style:font-face style:name="Helvetica" svg:font-family="Helvetica" style:font-adornments="Negrita" style:font-family-generic="swiss" style:font-pitch="variable"/>
    <style:font-face style:name="Helvetica-Black" svg:font-family="Helvetica-Black" style:font-adornments="Negra cursiva" style:font-pitch="variable"/>
    <style:font-face style:name="Helvetica-Compressed" svg:font-family="Helvetica-Compressed" style:font-adornments="Roman" style:font-pitch="variable"/>
    <style:font-face style:name="Helvetica-CondensedBlack" svg:font-family="Helvetica-CondensedBlack" style:font-adornments="Negra" style:font-pitch="variable"/>
    <style:font-face style:name="Helvetica-CondensedBlack1" svg:font-family="Helvetica-CondensedBlack" style:font-adornments="Negra cursiva" style:font-pitch="variable"/>
    <style:font-face style:name="Helvetica1" svg:font-family="Helvetica" style:font-adornments="Norm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WenQuanYi Micro Hei" svg:font-family="'WenQuanYi Micro Hei'"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true" style:font-name-asian="Droid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Droid Sans"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_20_body" style:display-name="Text body" style:family="paragraph" style:parent-style-name="Standard" style:class="text">
      <style:paragraph-properties fo:margin-top="0cm" fo:margin-bottom="0.3cm" style:contextual-spacing="false" fo:line-height="115%">
        <style:tab-stops/>
      </style:paragraph-properties>
      <style:text-properties style:font-name="Carlito2" fo:font-family="Carlito" style:font-style-name="Normal" style:font-family-generic="swiss" fo:font-size="11pt" style:font-size-asian="10.5pt"/>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line-height="150%" fo:text-align="center" style:justify-single-word="false" fo:text-indent="0cm" style:auto-text-indent="false" style:page-number="auto"/>
      <style:text-properties style:font-name="Helvetica-CondensedBlack" fo:font-family="Helvetica-CondensedBlack" style:font-style-name="Negra" style:font-pitch="variable" fo:font-size="135%" fo:font-weight="9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Helvetica-CondensedBlack1" fo:font-family="Helvetica-CondensedBlack" style:font-style-name="Negra cursiva" style:font-pitch="variable" fo:font-size="115%" fo:font-style="italic" fo:font-weight="90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21cm" style:contextual-spacing="false"/>
      <style:text-properties style:font-name="Helvetica-Black" fo:font-family="Helvetica-Black" style:font-style-name="Negra cursiva" style:font-pitch="variable" fo:font-size="105%" fo:font-style="italic" fo:font-weight="900"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Helvetica-Compressed" fo:font-family="Helvetica-Compressed" style:font-style-name="Roman" style:font-pitch="variable" fo:font-size="14pt" fo:font-style="normal" fo:font-weight="normal"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margin-top="0cm" fo:margin-bottom="0cm" style:contextual-spacing="false" fo:text-align="center" style:justify-single-word="false"/>
      <style:text-properties style:font-name="Helvetica-CondensedBlack1" fo:font-family="Helvetica-CondensedBlack" style:font-style-name="Negra cursiva" style:font-pitch="variable" fo:font-size="12pt" fo:font-style="italic" fo:font-weight="900" style:font-size-asian="12pt" style:font-weight-asian="bold" style:font-size-complex="28pt" style:font-weight-complex="bold"/>
    </style:style>
    <style:style style:name="Tabla_20_-_20_encabezado" style:display-name="Tabla - encabezado" style:family="paragraph" style:parent-style-name="Table_20_Contents" style:next-style-name="Table_20_Contents" style:master-page-name="">
      <style:paragraph-properties fo:text-align="start" style:justify-single-word="false" style:page-number="auto"/>
      <style:text-properties fo:font-variant="small-caps" fo:font-weight="bold" style:font-name-asian="Helvetica" style:font-family-asian="Helvetica" style:font-style-name-asian="Negrita" style:font-family-generic-asian="swiss" style:font-pitch-asian="variable" style:font-size-asian="10.5pt" style:font-weight-asian="bold"/>
    </style:style>
    <style:style style:name="Config" style:family="paragraph" style:parent-style-name="Text_20_body">
      <style:text-properties officeooo:rsid="0041499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onfig" style:family="text">
      <style:text-properties fo:color="#000000" loext:opacity="100%" style:text-outline="false" style:font-name="Courier New" fo:font-family="'Courier New'" style:font-style-name="Normal" style:font-family-generic="modern" style:font-pitch="fixed" fo:font-size="11pt" fo:text-shadow="none" fo:font-weight="normal" fo:background-color="transparent" style:font-size-asian="10.5pt" style:text-emphasize="none" style:text-combine="none" loext:padding="0.199cm" loext:border="none" loext:shadow="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bla_20_-_20_encabezado.1" style:display-name="Tabla - encabezado.1"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2" style:display-name="Tabla - encabezado.2"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3" style:display-name="Tabla - encabezado.3"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4" style:display-name="Tabla - encabezado.4"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5" style:display-name="Tabla - encabezado.5"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6" style:display-name="Tabla - encabezado.6"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7" style:display-name="Tabla - encabezado.7"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8" style:display-name="Tabla - encabezado.8"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9" style:display-name="Tabla - encabezado.9"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0" style:display-name="Tabla - encabezado.10"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1" style:display-name="Tabla - encabezado.11"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2" style:display-name="Tabla - encabezado.12"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3" style:display-name="Tabla - encabezado.13"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4" style:display-name="Tabla - encabezado.14"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5" style:display-name="Tabla - encabezado.15"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style:style style:name="Tabla_20_-_20_encabezado.16" style:display-name="Tabla - encabezado.16" style:family="table-cell">
      <style:table-cell-properties fo:background-color="#dddddd" fo:border-left="0.06pt solid #000000" fo:border-right="0.06pt solid #000000" fo:border-top="0.06pt solid #000000" fo:border-bottom="0.06pt solid #000000"/>
      <style:text-properties style:use-window-font-color="true" style:font-name="Helvetica" fo:font-family="Helvetica" style:font-style-name="Normal" style:font-family-generic="swiss" style:font-size-asian="10.5pt" style:font-name-asian="Droid Sans" style:font-family-asian="'Droid Sans'" style:font-name-complex="Lohit Hindi" style:font-family-complex="'Lohit Hindi'"/>
    </style:style>
    <table:table-template table:name="Tabla - encabezado" table:first-row-end-column="row" table:first-row-start-column="row" table:last-row-end-column="row" table:last-row-start-column="row">
      <table:first-row table:style-name="Tabla_20_-_20_encabezado.1"/>
      <table:last-row table:style-name="Tabla_20_-_20_encabezado.2"/>
      <table:first-column table:style-name="Tabla_20_-_20_encabezado.3"/>
      <table:last-column table:style-name="Tabla_20_-_20_encabezado.4"/>
      <table:body table:style-name="Tabla_20_-_20_encabezado.9"/>
      <table:even-rows table:style-name="Tabla_20_-_20_encabezado.5"/>
      <table:odd-rows table:style-name="Tabla_20_-_20_encabezado.6"/>
      <table:even-columns table:style-name="Tabla_20_-_20_encabezado.7"/>
      <table:odd-columns table:style-name="Tabla_20_-_20_encabezado.8"/>
      <table:background table:style-name="Tabla_20_-_20_encabezado.10"/>
      <loext:first-row-even-column table:style-name="Tabla_20_-_20_encabezado.15"/>
      <loext:last-row-even-column table:style-name="Tabla_20_-_20_encabezado.16"/>
      <loext:first-row-end-column table:style-name="Tabla_20_-_20_encabezado.12"/>
      <loext:first-row-start-column table:style-name="Tabla_20_-_20_encabezado.11"/>
      <loext:last-row-end-column table:style-name="Tabla_20_-_20_encabezado.14"/>
      <loext:last-row-start-column table:style-name="Tabla_20_-_20_encabezado.13"/>
    </table:table-template>
  </office:styles>
  <office:automatic-styles>
    <style:style style:name="MP1" style:family="paragraph" style:parent-style-name="Header">
      <style:text-properties style:font-name="Clarendon LT St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paragraph" svg:x="0.004cm" svg:y="-0.392cm" svg:width="4.145cm" svg:height="1.092cm" draw:z-index="3"><draw:image xlink:href="Pictures/10000001000004F20000014D283D1302450DACAC.png" xlink:type="simple" xlink:show="embed" xlink:actuate="onLoad" draw:mime-type="image/png"/></draw:frame><draw:frame draw:style-name="Mfr1" draw:name="Imagen2" text:anchor-type="paragraph" svg:x="14.333cm" svg:y="-1.03cm" svg:width="3.2cm" svg:height="2.004cm" draw:z-index="7"><draw:image xlink:href="Pictures/1000000000000A260000065A276F104A6FD53BF5.jpg" xlink:type="simple" xlink:show="embed" xlink:actuate="onLoad" draw:mime-type="image/jpeg"/></draw:frame></text:p>
        <text:p text:style-name="Header"/>
      </style:header>
    </style:master-page>
    <style:master-page style:name="Right_20_Page" style:display-name="Right Page" style:page-layout-name="Mpm2" draw:style-name="Mdp1" style:next-style-name="Left_20_Page"/>
    <style:master-page style:name="Left_20_Page" style:display-name="Left Page" style:page-layout-name="Mpm3" draw:style-name="Mdp1" style:next-style-name="Righ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lio Garay</meta:initial-creator>
    <meta:creation-date>2012-10-28T19:10:52</meta:creation-date>
    <dc:date>2023-09-18T10:16:57.271633062</dc:date>
    <meta:editing-duration>PT5H21M43S</meta:editing-duration>
    <meta:editing-cycles>55</meta:editing-cycles>
    <meta:generator>LibreOffice/7.3.7.2$Linux_X86_64 LibreOffice_project/30$Build-2</meta:generator>
    <meta:print-date>2020-02-27T10:18:07.850107949</meta:print-date>
    <meta:document-statistic meta:table-count="1" meta:image-count="2" meta:object-count="0" meta:page-count="4" meta:paragraph-count="38" meta:word-count="883" meta:character-count="5555" meta:non-whitespace-character-count="4694"/>
  </office:meta>
</office:document-meta>
</file>